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601ca"/>
    </style:style>
    <style:style style:name="P2" style:family="paragraph" style:parent-style-name="Header">
      <style:text-properties officeooo:rsid="0017f520" officeooo:paragraph-rsid="0017f520"/>
    </style:style>
    <style:style style:name="P3" style:family="paragraph" style:parent-style-name="tytul_5f_1">
      <style:paragraph-properties fo:break-before="column"/>
    </style:style>
    <style:style style:name="P4" style:family="paragraph" style:parent-style-name="komorka_5f_1" style:list-style-name="komorka_5f_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akapit_5f_1"><text:span text:style-name="T1">Temat:</text:span> Zadania poezji i role poety. Zinterpretuj i porównaj podane teksty Czesława Miłosza i Ernesta Brylla, uwzględniając wybrane konteksty literackie oraz ukształtowanie artystyczne obu tekstów.</text:p>
      <text:p text:style-name="Standard"/>
      <text:section text:style-name="Sect1" text:name="Sekcja1">
        <text:p text:style-name="tytul_5f_1">Czesław Miłosz (1911-2004)</text:p>
        <text:p text:style-name="tytul_5f_2">Który skrzywdziłeś</text:p>
        <text:p text:style-name="wiersz_5f_1">Który skrzywdziłeś człowieka prostego</text:p>
        <text:p text:style-name="wiersz_5f_1">Śmiechem nad krzywdą jego wybuchając,</text:p>
        <text:p text:style-name="wiersz_5f_1">Gromadę błaznów koło siebie mając</text:p>
        <text:p text:style-name="wiersz_5f_1">Na pomieszanie dobrego i złego,</text:p>
        <text:p text:style-name="wiersz_5f_1">Choćby przed tobą wszyscy się skłonili</text:p>
        <text:p text:style-name="wiersz_5f_1">Cnotę i mądrość tobie przypisując,</text:p>
        <text:p text:style-name="wiersz_5f_1">Złote medale na twoją cześć kując,</text:p>
        <text:p text:style-name="wiersz_5f_1">Radzi że jeszcze jeden dzień przeżyli,</text:p>
        <text:p text:style-name="P1"/>
        <text:p text:style-name="wiersz_5f_1">Nie bądź bezpieczny. Poeta pamięta</text:p>
        <text:p text:style-name="wiersz_5f_1">Możesz go zabić - narodzi się nowy.</text:p>
        <text:p text:style-name="wiersz_5f_1">Spisane będą czyny i rozmowy.</text:p>
        <text:p text:style-name="P1"/>
        <text:p text:style-name="wiersz_5f_1">Lepszy dla ciebie byłby świt zimowy</text:p>
        <text:p text:style-name="wiersz_5f_1">I sznur i gałąź pod ciężarem zgięta.</text:p>
        <text:p text:style-name="P1"/>
        <text:p text:style-name="podpis_5f_1">Washington D.C., 1950 (Światło dzienne, 1953)</text:p>
        <text:p text:style-name="P1"/>
        <text:p text:style-name="P1"/>
        <text:p text:style-name="P1"/>
        <text:p text:style-name="P3">Ernest Bryll (ur. 1935)</text:p>
        <text:p text:style-name="tytul_5f_2">Ten, który…</text:p>
        <text:p text:style-name="wiersz_5f_1">Ten, który skrzywdził człowieka prostego</text:p>
        <text:p text:style-name="wiersz_5f_1">Wynajdzie rymopisów, co wszystko wymażą</text:p>
        <text:p text:style-name="wiersz_5f_1">i historyka w dowodach zręcznego</text:p>
        <text:p text:style-name="wiersz_5f_1">Który wyrzeźbi dzieje z tak dostojną twarzą</text:p>
        <text:p text:style-name="wiersz_5f_1">Jak nigdy w dziejach nie bywało.</text:p>
        <text:p text:style-name="wiersz_5f_1">Ten, który zbrodnię czynił - byle wszystko cało</text:p>
        <text:p text:style-name="wiersz_5f_1">Znajdzie w ciemności wieków swoją sprawiedliwość</text:p>
        <text:p text:style-name="wiersz_5f_1">Chociaż siał burze, słodkie zbierze ziarno.</text:p>
        <text:p text:style-name="wiersz_5f_1"/>
        <text:p text:style-name="wiersz_5f_1">Takie jest doświadczenie. A my byśmy chcieli</text:p>
        <text:p text:style-name="wiersz_5f_1">Aby się słowa poety lękano</text:p>
        <text:p text:style-name="wiersz_5f_1">By imperatorowie w pomiętej pościeli</text:p>
        <text:p text:style-name="wiersz_5f_1">Pocili się, myśleli - co o nich pisano</text:p>
        <text:p text:style-name="wiersz_5f_1"/>
        <text:p text:style-name="wiersz_5f_1">Takie jest doświadczenie, które zawsze znano</text:p>
        <text:p text:style-name="wiersz_5f_1">I zawsze przeciw głupi poeci lecieli.</text:p>
        <text:p text:style-name="P1"/>
        <text:p text:style-name="podpis_5f_1">Zwierzątko, 1975</text:p>
      </text:section>
      <text:p text:style-name="tytul_5f_1">I. Rozwinięcie tematu (22 pkt)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ytul_5f_2"><text:span text:style-name="T2">Miłosz,</text:span> Który skrzywdziłeś</text:p>
          </table:table-cell>
          <table:table-cell table:style-name="Tabela1.B1" office:value-type="string">
            <text:p text:style-name="tytul_5f_2"><text:span text:style-name="T2">Bryll,</text:span> Ten, który…</text:p>
          </table:table-cell>
        </table:table-row>
        <table:table-row>
          <table:table-cell table:style-name="Tabela1.A2" table:number-columns-spanned="2" office:value-type="string">
            <text:p text:style-name="tytul_5f_3">Kreacja podmiotu lirycznego</text:p>
          </table:table-cell>
          <table:covered-table-cell/>
        </table:table-row>
        <table:table-row>
          <table:table-cell table:style-name="Tabela1.A7" office:value-type="string">
            <text:list xml:id="list355516134" text:style-name="komorka_5f_1">
              <text:list-item>
                <text:p text:style-name="P4">pewny własnej wartości roli poeta;</text:p>
              </text:list-item>
              <text:list-item>
                <text:p text:style-name="P4">obserwator i krytyk piętnujący zło;</text:p>
              </text:list-item>
              <text:list-item>
                <text:p text:style-name="P4">osoba zaangażowana;</text:p>
              </text:list-item>
            </text:list>
          </table:table-cell>
          <table:table-cell table:style-name="Tabela1.B7" office:value-type="string">
            <text:list xml:id="list1002508913" text:style-name="komorka_5f_1">
              <text:list-item>
                <text:p text:style-name="komorka_5f_1">racjonalista odrzucający idealizowanie rzeczywistości;</text:p>
              </text:list-item>
              <text:list-item>
                <text:p text:style-name="komorka_5f_1">ironiczny, sarkastyczny krytyk;</text:p>
              </text:list-item>
              <text:list-item>
                <text:p text:style-name="komorka_5f_1"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tytul_5f_3">Adresat liryczny</text:p>
          </table:table-cell>
          <table:covered-table-cell/>
        </table:table-row>
        <table:table-row>
          <table:table-cell table:style-name="Tabela1.A7" office:value-type="string">
            <text:list xml:id="list94015196490248" text:continue-numbering="true" text:style-name="komorka_5f_1">
              <text:list-item>
                <text:p text:style-name="P4">człowiek lekceważący człowieka i normy moralne;</text:p>
              </text:list-item>
              <text:list-item>
                <text:p text:style-name="komorka_5f_1">tyran, zadufany w sobie, pyszny i dumny władca;</text:p>
              </text:list-item>
            </text:list>
          </table:table-cell>
          <table:table-cell table:style-name="Tabela1.B7" office:value-type="string">
            <text:list xml:id="list94015380278212" text:continue-numbering="true" text:style-name="komorka_5f_1">
              <text:list-item>
                <text:p text:style-name="komorka_5f_1">retoryczne "my", czyli "wy" - podm. zdystansowany!</text:p>
              </text:list-item>
              <text:list-item>
                <text:p text:style-name="komorka_5f_1">ludzie naiwni, wierzący w ideały i sprawiedliwość;</text:p>
              </text:list-item>
            </text:list>
          </table:table-cell>
        </table:table-row>
        <table:table-row>
          <table:table-cell table:style-name="Tabela1.A6" table:number-columns-spanned="2" office:value-type="string">
            <text:p text:style-name="tytul_5f_3">Władca i społeczeństwo</text:p>
          </table:table-cell>
          <table:covered-table-cell/>
        </table:table-row>
        <table:table-row>
          <table:table-cell table:style-name="Tabela1.A7" office:value-type="string">
            <text:list xml:id="list94016887142143" text:continue-numbering="true" text:style-name="komorka_5f_1">
              <text:list-item>
                <text:p text:style-name="komorka_5f_1">spersonalizowany (2 os. lp.) - wzmocnienie groźby;</text:p>
              </text:list-item>
              <text:list-item>
                <text:p text:style-name="komorka_5f_1">strachem podporządkowuje sobie innych;</text:p>
              </text:list-item>
              <text:list-item>
                <text:p text:style-name="komorka_5f_1">poddańczo wychwalany i idealizowany;</text:p>
              </text:list-item>
            </text:list>
          </table:table-cell>
          <table:table-cell table:style-name="Tabela1.B7" office:value-type="string">
            <text:list xml:id="list94015233662417" text:continue-numbering="true" text:style-name="komorka_5f_1">
              <text:list-item>
                <text:p text:style-name="komorka_5f_1">uprzedmiotowiony (3 os.) - niedosięgły; cyniczny i szyderczy manipulator; gardzi człowiekiem i prawdą;</text:p>
              </text:list-item>
              <text:list-item>
                <text:p text:style-name="komorka_5f_1">żąda poklasku, w praktyce triumfuje; pociąga za sobą ludzi (atrakcyjność zła)</text:p>
              </text:list-item>
            </text:list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ytul_5f_1" style:display-name="tytul_1" style:family="paragraph" style:parent-style-name="Standard">
      <style:paragraph-properties fo:margin-top="0cm" fo:margin-bottom="0.499cm" loext:contextual-spacing="false" style:writing-mode="page"/>
      <style:text-properties fo:font-weight="bold" style:font-weight-asian="bold" style:font-weight-complex="bold"/>
    </style:style>
    <style:style style:name="tytul_5f_2" style:display-name="tytul_2" style:family="paragraph" style:parent-style-name="Standard">
      <style:paragraph-properties fo:margin-top="0cm" fo:margin-bottom="0.499cm" loext:contextual-spacing="false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tytul_5f_3" style:display-name="tytul_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komorka_5f_1" style:display-name="komorka_1" style:family="paragraph" style:parent-style-name="Standard" style:list-style-name="komorka_5f_1">
      <style:paragraph-properties style:writing-mode="page"/>
      <style:text-properties fo:font-size="10pt" style:font-size-asian="10pt" style:font-size-complex="10pt"/>
    </style:style>
    <style:style style:name="podpis_5f_1" style:display-name="podpis_1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akapit_5f_1" style:display-name="akapit_1" style:family="paragraph" style:parent-style-name="Standard">
      <style:paragraph-properties fo:margin-left="1.3cm" fo:margin-right="0cm" fo:line-height="115%" fo:text-align="justify" style:justify-single-word="false" fo:text-indent="-1.3cm" style:auto-text-indent="false" style:writing-mode="page">
        <style:tab-stops/>
      </style:paragraph-properties>
    </style:style>
    <style:style style:name="wiersz_5f_1" style:display-name="wiersz_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 style:writing-mode="page"/>
    </style:style>
    <style:style style:name="Header" style:family="paragraph" style:parent-style-name="Standard" style:class="extra">
      <style:paragraph-properties fo:text-align="center" style:justify-single-word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fo:font-weight="bold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komorka_5f_1" style:display-name="komorka_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f520" officeooo:paragraph-rsid="0017f52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olumny, sekcje i tabel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03:58.534664316</meta:creation-date>
    <dc:date>2017-10-30T09:40:14.798135651</dc:date>
    <meta:editing-duration>PT3M36S</meta:editing-duration>
    <meta:editing-cycles>2</meta:editing-cycles>
    <meta:generator>LibreOffice/5.4.1.2.0$Linux_X86_64 LibreOffice_project/40m0$Build-2</meta:generator>
    <meta:document-statistic meta:table-count="1" meta:image-count="0" meta:object-count="0" meta:page-count="2" meta:paragraph-count="56" meta:word-count="328" meta:character-count="2209" meta:non-whitespace-character-count="1952"/>
  </office:meta>
</office:document-meta>
</file>